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4506459F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ymbol zastępczy zawartości 4" draw:style-name="gr1" draw:text-style-name="P1" draw:layer="layout" svg:width="14.33cm" svg:height="9.995cm" svg:x="3.42cm" svg:y="9.005cm">
          <draw:image xlink:href="Pictures/10000001000004B00000034506459FB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04:49.888856613</meta:creation-date>
    <dc:date>2025-01-18T19:08:31.714121355</dc:date>
    <meta:editing-duration>PT3M42S</meta:editing-duration>
    <meta:editing-cycles>1</meta:editing-cycles>
    <meta:document-statistic meta:object-count="1"/>
    <meta:generator>LibreOffice/24.8.4.2$Linux_X86_64 LibreOffice_project/480$Build-2</meta:generator>
  </office:meta>
</office:document-meta>
</file>